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1.806cm" fo:padding-top="0.176cm" fo:padding-bottom="0.176cm" fo:padding-left="0.301cm" fo:padding-right="0.301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507cm" fo:min-width="3.992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52cm" fo:min-width="14.34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="none" draw:textarea-horizontal-align="justify" draw:textarea-vertical-align="top" draw:auto-grow-height="false" fo:min-height="3.433cm" fo:min-width="19.09cm"/>
    </style:style>
    <style:style style:name="gr6" style:family="graphic" style:parent-style-name="standard">
      <style:graphic-properties svg:stroke-color="#000000" draw:fill="none" draw:textarea-horizontal-align="justify" draw:textarea-vertical-align="top" draw:auto-grow-height="false" fo:min-height="2.617cm" fo:min-width="8.344cm"/>
    </style:style>
    <style:style style:name="gr7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1.02cm" fo:min-width="19.09cm"/>
    </style:style>
    <style:style style:name="gr8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1.02cm" fo:min-width="19.09cm"/>
    </style:style>
    <style:style style:name="gr9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1.427cm" fo:min-width="19.09cm"/>
    </style:style>
    <style:style style:name="gr10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1.421cm" fo:min-width="19.09cm"/>
    </style:style>
    <style:style style:name="gr11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1.421cm" fo:min-width="19.09cm"/>
    </style:style>
    <style:style style:name="gr12" style:family="graphic" style:parent-style-name="standard" style:list-style-name="L1">
      <style:graphic-properties svg:stroke-color="#000000" draw:fill="none" draw:textarea-horizontal-align="justify" draw:textarea-vertical-align="middle" draw:auto-grow-height="false" fo:min-height="1.421cm" fo:min-width="19.09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style:font-name="Liberation Sans1" fo:font-size="12pt" style:font-size-asian="12pt" style:font-size-complex="12pt"/>
    </style:style>
    <style:style style:name="P6" style:family="paragraph">
      <loext:graphic-properties draw:fill-color="#ffffff"/>
      <style:paragraph-properties fo:text-align="center"/>
      <style:text-properties style:font-name="Liberation Sans1" fo:font-size="12pt" style:font-size-asian="12pt" style:font-size-complex="1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start"/>
      <style:text-properties fo:font-size="12pt" style:font-size-asian="12pt" style:font-size-complex="12pt"/>
    </style:style>
    <style:style style:name="P9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0" style:family="paragraph">
      <style:paragraph-properties fo:text-align="center"/>
      <style:text-properties style:text-underline-style="none"/>
    </style:style>
    <style:style style:name="P11" style:family="paragraph">
      <loext:graphic-properties draw:fill="none"/>
      <style:paragraph-properties fo:text-align="center"/>
      <style:text-properties style:text-underline-style="none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12pt" style:font-size-asian="12pt" style:font-size-complex="12pt"/>
    </style:style>
    <style:style style:name="T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Liberation Sans1" fo:font-size="12pt" style:font-size-asian="12pt" style:font-size-complex="12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9" style:family="text">
      <style:text-properties fo:font-size="12pt" style:text-underline-style="none" style:font-size-asian="12pt" style:font-size-complex="12pt"/>
    </style:style>
    <style:style style:name="T10" style:family="text">
      <style:text-properties style:text-position="super 58%" fo:font-size="12pt" style:text-underline-style="none" style:font-size-asian="12pt" style:font-size-complex="12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italic" fo:text-shadow="none" style:text-underline-style="none" fo:font-weight="normal" style:letter-kerning="true" style:font-name-asian="Noto Sans CJK SC" style:font-size-asian="12pt" style:font-style-asian="italic" style:font-weight-asian="normal" style:font-name-complex="FreeSans" style:font-size-complex="12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Liberation Sans1" fo:font-size="12pt" style:text-underline-style="none" style:font-size-asian="12pt" style:font-size-complex="12pt"/>
    </style:style>
    <style:style style:name="T16" style:family="text">
      <style:text-properties fo:font-size="12pt" fo:font-style="italic" style:text-underline-style="none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.59cm" svg:height="2.158cm" svg:x="1cm" svg:y="1.001cm">
          <draw:text-box>
            <text:p text:style-name="P1"><text:span text:style-name="T1">Work Flowchart (</text:span><text:span text:style-name="T2">DRAFT</text:span><text:span text:style-name="T1"> - </text:span><text:span text:style-name="T3">ABRIDGED</text:span><text:span text:style-name="T1">):</text:span><text:span text:style-name="T4"> </text:span></text:p>
            <text:p text:style-name="P1"><text:span text:style-name="T4">Machine Learning Based Prediction To Detect Anti-Cancer Polypeptides Utilizing Deep Learning, Support Vector Machine Sigmoidal Function and Naive Bayes.</text:span></text:p>
          </draw:text-box>
        </draw:frame>
        <draw:custom-shape draw:style-name="gr2" draw:text-style-name="P4" xml:id="id1" draw:id="id1" draw:layer="layout" svg:width="4.572cm" svg:height="0.837cm" svg:x="8.493cm" svg:y="3.672cm">
          <text:p text:style-name="P3"><text:span text:style-name="T5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2" draw:id="id2" draw:layer="layout" svg:width="19.59cm" svg:height="1.016cm" svg:x="1cm" svg:y="5.318cm">
          <text:p text:style-name="P5"><text:span text:style-name="T6">Obtain </text:span><text:span text:style-name="T7">Tyagi-B (Anti-Cancer Peptide) </text:span><text:span text:style-name="T7">dataset </text:span><text:span text:style-name="T6">&amp; Controls</text:span></text:p>
          <draw:enhanced-geometry svg:viewBox="0 0 21600 21600" draw:glue-points="?f6 0 10800 ?f8 ?f11 10800 ?f9 21600 10800 ?f10 ?f5 10800" draw:text-areas="?f3 ?f3 ?f4 ?f4" draw:type="parallelogram" draw:modifiers="2080.2811950790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7" draw:layer="layout" svg:x1="10.779cm" svg:y1="4.509cm" svg:x2="10.795cm" svg:y2="5.318cm" draw:start-shape="id1" draw:start-glue-point="2" draw:end-shape="id2" draw:end-glue-point="5" svg:d="M10779 4509v405h16v404" svg:viewBox="0 0 17 810">
          <text:p/>
        </draw:connector>
        <draw:custom-shape draw:style-name="gr5" draw:text-style-name="P9" xml:id="id3" draw:id="id3" draw:layer="layout" svg:width="19.59cm" svg:height="3.683cm" svg:x="1cm" svg:y="7.223cm">
          <text:p text:style-name="P3"><text:span text:style-name="T8">Exploratory Data Analysis -Testing</text:span></text:p>
          <text:p text:style-name="P8"><text:span text:style-name="T9">1. Investigate: 1</text:span><text:span text:style-name="T10">st</text:span><text:span text:style-name="T9">, 2</text:span><text:span text:style-name="T10">nd</text:span><text:span text:style-name="T9"> 3</text:span><text:span text:style-name="T10">rd</text:span><text:span text:style-name="T9"> moments of AA &amp; DP,</text:span></text:p>
          <text:p text:style-name="P8"><text:span text:style-name="T9">2. Check for Near Zero Variance; feature extraction,</text:span></text:p>
          <text:p text:style-name="P8"><text:span text:style-name="T9">3. Use Boruta RF; feature selection,</text:span></text:p>
          <text:p text:style-name="P8"><text:span text:style-name="T11">4. Check Pearson's Correlation Coefficients for multi-collinearity</text:span><text:span text:style-name="T9">; feature extraction,</text:span></text:p>
          <text:p text:style-name="P8"><text:span text:style-name="T9">5. Conduct Principle Component Analysis; feature selection</text:span></text:p>
          <text:p text:style-name="P8"><text:span text:style-name="T9">6. K-Means Clustering for EDA</text:span></text:p>
          <text:p text:style-name="P8"><text:span text:style-name="T9"/></text:p>
          <text:p text:style-name="P8"><text:span text:style-name="T9"/></text:p>
          <text:p text:style-name="P8"><text:span text:style-name="T9"/></text:p>
          <text:p text:style-name="P8"><text:span text:style-name="T9"/></text:p>
          <text:p text:style-name="P8"><text:span text:style-name="T9"/></text:p>
          <text:p text:style-name="P8"><text:span text:style-name="T9"/></text:p>
          <text:p text:style-name="P8"><text:span text:style-name="T9"/></text:p>
          <text:p text:style-name="P8"><text:span text:style-name="T9"/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8.844cm" svg:height="2.867cm" svg:x="6.588cm" svg:y="40.476cm">
          <text:p text:style-name="P10"><text:span text:style-name="T12">Combine Columns</text:span></text:p>
          <text:p text:style-name="P10"><text:span text:style-name="T13">PC(i) + Indicator Variable</text:span><text:span text:style-name="T13"><text:line-break/></text:span><text:span text:style-name="T13">To Obtain Working Dataset.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8.844cm" svg:height="2.867cm" svg:x="6.588cm" svg:y="40.476cm">
          <text:p text:style-name="P10"><text:span text:style-name="T12">Combine Columns</text:span></text:p>
          <text:p text:style-name="P10"><text:span text:style-name="T13">PC(i) + Indicator Variable</text:span><text:span text:style-name="T13"><text:line-break/></text:span><text:span text:style-name="T13">To Obtain Working Dataset.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8.844cm" svg:height="2.867cm" svg:x="6.588cm" svg:y="40.476cm">
          <text:p text:style-name="P10"><text:span text:style-name="T12">Combine Columns</text:span></text:p>
          <text:p text:style-name="P10"><text:span text:style-name="T13">PC(i) + Indicator Variable</text:span><text:span text:style-name="T13"><text:line-break/></text:span><text:span text:style-name="T13">To Obtain Working Dataset.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8.844cm" svg:height="2.867cm" svg:x="6.588cm" svg:y="40.476cm">
          <text:p text:style-name="P10"><text:span text:style-name="T12">Combine Columns</text:span></text:p>
          <text:p text:style-name="P10"><text:span text:style-name="T13">PC(i) + Indicator Variable</text:span><text:span text:style-name="T13"><text:line-break/></text:span><text:span text:style-name="T13">To Obtain Working Dataset.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8.844cm" svg:height="2.867cm" svg:x="6.588cm" svg:y="40.476cm">
          <text:p text:style-name="P10"><text:span text:style-name="T12">Combine Columns</text:span></text:p>
          <text:p text:style-name="P10"><text:span text:style-name="T13">PC(i) + Indicator Variable</text:span><text:span text:style-name="T13"><text:line-break/></text:span><text:span text:style-name="T13">To Obtain Working Dataset.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xml:id="id4" draw:id="id4" draw:layer="layout" svg:width="19.59cm" svg:height="1.27cm" svg:x="1cm" svg:y="11.895cm">
          <text:p text:style-name="P12"><text:span text:style-name="T11">Pre-process ‘</text:span><text:span text:style-name="T14">Anti-Cancer Peptide</text:span><text:span text:style-name="T7">’ </text:span><text:span text:style-name="T15">&amp; Control</text:span><text:span text:style-name="T9"> dataset based on EDA to obtain ‘</text:span><text:span text:style-name="T16">Working</text:span><text:span text:style-name="T9">’ dataset.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0.795cm" svg:y1="6.334cm" svg:x2="10.795cm" svg:y2="7.223cm" draw:start-shape="id2" draw:start-glue-point="8" draw:end-shape="id3" draw:end-glue-point="0" svg:d="M10795 6334v889" svg:viewBox="0 0 1 890">
          <text:p/>
        </draw:connector>
        <draw:connector draw:style-name="gr4" draw:text-style-name="P7" draw:layer="layout" svg:x1="10.795cm" svg:y1="10.906cm" svg:x2="10.795cm" svg:y2="11.895cm" draw:start-shape="id3" draw:start-glue-point="2" draw:end-shape="id4" draw:end-glue-point="0" svg:d="M10795 10906v989" svg:viewBox="0 0 1 990">
          <text:p/>
        </draw:connector>
        <draw:custom-shape draw:style-name="gr8" draw:text-style-name="P13" xml:id="id5" draw:id="id5" draw:layer="layout" svg:width="19.59cm" svg:height="1.27cm" svg:x="1cm" svg:y="14.295cm">
          <text:p text:style-name="P12"><text:span text:style-name="T8">Model Tuning</text:span><text:span text:style-name="T9"><text:line-break/></text:span><text:span text:style-name="T9">Scout experimental space of hyper-parameters for the machine learning methods.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xml:id="id6" draw:id="id6" draw:layer="layout" svg:width="19.59cm" svg:height="1.677cm" svg:x="1cm" svg:y="16.595cm">
          <text:p text:style-name="P12"><text:span text:style-name="T8">Model Generation and Measure Performance</text:span><text:span text:style-name="T9"><text:line-break/></text:span><text:span text:style-name="T9">Use repeated cross-validation to evaluate predicted classes and probabilities </text:span><text:span text:style-name="T9"><text:line-break/></text:span><text:span text:style-name="T9">using hyper-parameters from Model Tuning.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xml:id="id7" draw:id="id7" draw:layer="layout" svg:width="19.59cm" svg:height="1.671cm" svg:x="1cm" svg:y="19.395cm">
          <text:p text:style-name="P12"><text:span text:style-name="T8">Identify Miss-Classified Observations</text:span></text:p>
          <text:p text:style-name="P12"><text:span text:style-name="T5">Extract false positive and false negatives from Model Generation.</text:span></text:p>
          <text:p text:style-name="P12"><text:span text:style-name="T5">Investigate specific polypeptides which are miss-classified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0.795cm" svg:y1="13.165cm" svg:x2="10.795cm" svg:y2="14.295cm" draw:start-shape="id4" draw:start-glue-point="2" draw:end-shape="id5" draw:end-glue-point="0" svg:d="M10795 13165v1130" svg:viewBox="0 0 1 1131">
          <text:p/>
        </draw:connector>
        <draw:connector draw:style-name="gr4" draw:text-style-name="P7" draw:layer="layout" svg:x1="10.795cm" svg:y1="15.565cm" svg:x2="10.795cm" svg:y2="16.595cm" draw:start-shape="id5" draw:start-glue-point="2" draw:end-shape="id6" draw:end-glue-point="0" svg:d="M10795 15565v1030" svg:viewBox="0 0 1 1031">
          <text:p/>
        </draw:connector>
        <draw:custom-shape draw:style-name="gr11" draw:text-style-name="P13" xml:id="id8" draw:id="id8" draw:layer="layout" svg:width="19.59cm" svg:height="1.671cm" svg:x="1cm" svg:y="21.995cm">
          <text:p text:style-name="P12"><text:span text:style-name="T8">Discussion of Results</text:span></text:p>
          <text:p text:style-name="P12"><text:span text:style-name="T9"/></text:p>
          <draw:enhanced-geometry svg:viewBox="0 0 21600 21600" draw:type="rectangle" draw:enhanced-path="M 0 0 L 21600 0 21600 21600 0 21600 0 0 Z N"/>
        </draw:custom-shape>
        <draw:custom-shape draw:style-name="gr12" draw:text-style-name="P13" xml:id="id9" draw:id="id9" draw:layer="layout" svg:width="19.59cm" svg:height="1.671cm" svg:x="1cm" svg:y="24.595cm">
          <text:p text:style-name="P12"><text:span text:style-name="T8">Discussion of Conclusion</text:span></text:p>
          <text:p text:style-name="P12"><text:span text:style-name="T9"/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0.795cm" svg:y1="18.272cm" svg:x2="10.795cm" svg:y2="19.395cm" draw:start-shape="id6" draw:start-glue-point="2" draw:end-shape="id7" draw:end-glue-point="0" svg:d="M10795 18272v1123" svg:viewBox="0 0 1 1124">
          <text:p/>
        </draw:connector>
        <draw:connector draw:style-name="gr4" draw:text-style-name="P7" draw:layer="layout" svg:x1="10.795cm" svg:y1="21.066cm" svg:x2="10.795cm" svg:y2="21.995cm" draw:start-shape="id7" draw:start-glue-point="2" draw:end-shape="id8" draw:end-glue-point="0" svg:d="M10795 21066v929" svg:viewBox="0 0 1 930">
          <text:p/>
        </draw:connector>
        <draw:connector draw:style-name="gr4" draw:text-style-name="P7" draw:layer="layout" svg:x1="10.795cm" svg:y1="23.666cm" svg:x2="10.795cm" svg:y2="24.595cm" draw:start-shape="id8" draw:start-glue-point="2" draw:end-shape="id9" draw:end-glue-point="0" svg:d="M10795 23666v929" svg:viewBox="0 0 1 93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9T16:39:00.044165819</meta:creation-date>
    <dc:date>2019-09-09T17:09:37.774341586</dc:date>
    <meta:editing-duration>PT8M31S</meta:editing-duration>
    <meta:editing-cycles>1</meta:editing-cycles>
    <meta:document-statistic meta:object-count="23"/>
    <meta:generator>LibreOffice/6.0.7.3$Linux_X86_64 LibreOffice_project/00m0$Build-3</meta:generator>
  </office:meta>
</office:document-meta>
</file>